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text-properties fo:color="#00000a" style:font-name="Liberation Serif" fo:font-size="12pt" fo:language="ru" fo:country="RU" officeooo:rsid="000dc00f" officeooo:paragraph-rsid="000dc00f" style:font-name-asian="Source Han Sans CN Normal" style:font-size-asian="12pt" style:language-asian="zh" style:country-asian="CN" style:font-name-complex="Lohit Devanagari" style:font-size-complex="12pt" style:language-complex="hi" style:country-complex="IN"/>
    </style:style>
    <style:style style:name="P2" style:family="paragraph" style:parent-style-name="Text_20_body">
      <style:text-properties fo:color="#00000a" style:font-name="Liberation Serif" fo:font-size="12pt" fo:language="ru" fo:country="RU" officeooo:rsid="0023e1fb" officeooo:paragraph-rsid="0023e1fb" style:font-name-asian="Source Han Sans CN Normal" style:font-size-asian="12pt" style:language-asian="zh" style:country-asian="CN" style:font-name-complex="Lohit Devanagari" style:font-size-complex="12pt" style:language-complex="hi" style:country-complex="IN"/>
    </style:style>
    <style:style style:name="P3" style:family="paragraph" style:parent-style-name="Text_20_body">
      <style:text-properties officeooo:rsid="000e9924" officeooo:paragraph-rsid="000e9924"/>
    </style:style>
    <style:style style:name="P4" style:family="paragraph" style:parent-style-name="Text_20_body">
      <style:text-properties officeooo:rsid="0010804b" officeooo:paragraph-rsid="0010804b"/>
    </style:style>
    <style:style style:name="P5" style:family="paragraph" style:parent-style-name="Text_20_body">
      <style:text-properties officeooo:rsid="001131e0" officeooo:paragraph-rsid="001131e0"/>
    </style:style>
    <style:style style:name="P6" style:family="paragraph" style:parent-style-name="Text_20_body">
      <style:text-properties officeooo:rsid="0011bc99" officeooo:paragraph-rsid="0023e1fb"/>
    </style:style>
    <style:style style:name="P7" style:family="paragraph" style:parent-style-name="Text_20_body">
      <style:text-properties officeooo:rsid="00150194" officeooo:paragraph-rsid="00150194"/>
    </style:style>
    <style:style style:name="P8" style:family="paragraph" style:parent-style-name="Text_20_body">
      <style:text-properties officeooo:rsid="0016aced" officeooo:paragraph-rsid="0016aced"/>
    </style:style>
    <style:style style:name="P9" style:family="paragraph" style:parent-style-name="Text_20_body">
      <style:text-properties officeooo:paragraph-rsid="00174e97"/>
    </style:style>
    <style:style style:name="P10" style:family="paragraph" style:parent-style-name="Text_20_body">
      <style:text-properties officeooo:rsid="00174e97" officeooo:paragraph-rsid="00174e97"/>
    </style:style>
    <style:style style:name="P11" style:family="paragraph" style:parent-style-name="Text_20_body">
      <style:text-properties officeooo:rsid="0025abe4" officeooo:paragraph-rsid="0025abe4"/>
    </style:style>
    <style:style style:name="P12" style:family="paragraph" style:parent-style-name="Text_20_body">
      <style:text-properties officeooo:rsid="00268f0d" officeooo:paragraph-rsid="00268f0d"/>
    </style:style>
    <style:style style:name="P13" style:family="paragraph" style:parent-style-name="Text_20_body">
      <style:text-properties officeooo:rsid="00277d9f" officeooo:paragraph-rsid="00277d9f"/>
    </style:style>
    <style:style style:name="P14" style:family="paragraph" style:parent-style-name="Text_20_body">
      <style:text-properties fo:font-variant="normal" fo:text-transform="none" fo:color="#00000a" style:text-line-through-style="none" style:text-line-through-type="none" style:font-name="Liberation Serif" fo:font-size="12pt" fo:language="ru" fo:country="RU" fo:font-style="normal" style:text-underline-style="none" fo:font-weight="normal" officeooo:rsid="000dc00f" style:text-blinking="false" fo:background-color="transparent" style:font-name-asian="Source Han Sans CN Normal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text-properties fo:font-variant="normal" fo:text-transform="none" fo:color="#00000a" style:text-line-through-style="none" style:text-line-through-type="none" style:font-name="Liberation Serif" fo:font-size="12pt" fo:language="ru" fo:country="RU" fo:font-style="normal" style:text-underline-style="none" fo:font-weight="normal" officeooo:rsid="00277d9f" officeooo:paragraph-rsid="00277d9f" style:text-blinking="false" fo:background-color="transparent" style:font-name-asian="Source Han Sans CN Normal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paragraph-properties fo:margin-left="0.9846in" fo:margin-right="0in" fo:text-indent="0in" style:auto-text-indent="false"/>
      <style:text-properties officeooo:paragraph-rsid="0023e1fb"/>
    </style:style>
    <style:style style:name="P17" style:family="paragraph" style:parent-style-name="Text_20_body">
      <style:paragraph-properties fo:margin-left="0.9846in" fo:margin-right="0in" fo:text-indent="0in" style:auto-text-indent="false"/>
      <style:text-properties fo:letter-spacing="-0.0016in" officeooo:paragraph-rsid="0023e1fb"/>
    </style:style>
    <style:style style:name="P18" style:family="paragraph" style:parent-style-name="Text_20_body">
      <style:paragraph-properties fo:margin-left="1.4772in" fo:margin-right="0in" fo:text-indent="0in" style:auto-text-indent="false"/>
    </style:style>
    <style:style style:name="P19" style:family="paragraph" style:parent-style-name="Text_20_body">
      <style:paragraph-properties fo:margin-left="1.4772in" fo:margin-right="0in" fo:margin-top="0in" fo:margin-bottom="0.0972in" loext:contextual-spacing="false" fo:line-height="120%" fo:text-indent="0in" style:auto-text-indent="false"/>
      <style:text-properties officeooo:rsid="0021142e" officeooo:paragraph-rsid="0021142e"/>
    </style:style>
    <style:style style:name="P20" style:family="paragraph" style:parent-style-name="Text_20_body" style:master-page-name="">
      <style:paragraph-properties fo:orphans="2" style:page-number="auto"/>
    </style:style>
    <style:style style:name="P21" style:family="paragraph" style:parent-style-name="Text_20_body" style:master-page-name="">
      <style:paragraph-properties style:page-number="auto" fo:keep-with-next="always"/>
      <style:text-properties officeooo:rsid="00277d9f" officeooo:paragraph-rsid="00277d9f"/>
    </style:style>
    <style:style style:name="P22" style:family="paragraph" style:parent-style-name="Heading_20_2">
      <style:text-properties officeooo:rsid="0011bc99" officeooo:paragraph-rsid="0011bc99"/>
    </style:style>
    <style:style style:name="P23" style:family="paragraph" style:parent-style-name="Heading_20_1">
      <style:text-properties officeooo:paragraph-rsid="000dcc35"/>
    </style:style>
    <style:style style:name="P24" style:family="paragraph" style:parent-style-name="Heading_20_1">
      <style:text-properties officeooo:rsid="0023e1fb" officeooo:paragraph-rsid="0023e1fb"/>
    </style:style>
    <style:style style:name="P25" style:family="paragraph" style:parent-style-name="Note">
      <style:text-properties officeooo:paragraph-rsid="0023e1fb"/>
    </style:style>
    <style:style style:name="P26" style:family="paragraph" style:parent-style-name="Subtitle">
      <style:text-properties fo:language="ru" fo:country="RU"/>
    </style:style>
    <style:style style:name="P27" style:family="paragraph" style:parent-style-name="Text_20_body" style:list-style-name="WWNum1"/>
    <style:style style:name="P28" style:family="paragraph" style:parent-style-name="Text_20_body">
      <style:text-properties officeooo:rsid="002dceec" officeooo:paragraph-rsid="002dceec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023e1fb" officeooo:paragraph-rsid="0023e1fb"/>
    </style:style>
    <style:style style:name="P30" style:family="paragraph" style:parent-style-name="Text_20_body" style:list-style-name="WWNum1">
      <style:paragraph-properties fo:margin-top="0in" fo:margin-bottom="0.0972in" loext:contextual-spacing="false" fo:line-height="120%"/>
      <style:text-properties fo:language="ru" fo:country="RU"/>
    </style:style>
    <style:style style:name="P31" style:family="paragraph" style:parent-style-name="Text_20_body" style:list-style-name="WWNum1">
      <style:paragraph-properties fo:margin-top="0in" fo:margin-bottom="0.0972in" loext:contextual-spacing="false" fo:line-height="120%"/>
      <style:text-properties officeooo:rsid="00180a61" officeooo:paragraph-rsid="0023e1fb"/>
    </style:style>
    <style:style style:name="P32" style:family="paragraph" style:parent-style-name="Text_20_body" style:list-style-name="WWNum1">
      <style:paragraph-properties fo:margin-top="0in" fo:margin-bottom="0.0972in" loext:contextual-spacing="false" fo:line-height="120%"/>
      <style:text-properties officeooo:rsid="00191414" officeooo:paragraph-rsid="0023e1fb"/>
    </style:style>
    <style:style style:name="P33" style:family="paragraph" style:parent-style-name="Text_20_body" style:list-style-name="WWNum1">
      <style:paragraph-properties fo:margin-top="0in" fo:margin-bottom="0.0972in" loext:contextual-spacing="false" fo:line-height="120%"/>
    </style:style>
    <style:style style:name="P34" style:family="paragraph" style:parent-style-name="Text_20_body" style:list-style-name="L5">
      <style:paragraph-properties fo:margin-top="0in" fo:margin-bottom="0.0972in" loext:contextual-spacing="false" fo:line-height="120%"/>
      <style:text-properties officeooo:paragraph-rsid="00277d9f"/>
    </style:style>
    <style:style style:name="P35" style:family="paragraph" style:parent-style-name="Text_20_body" style:list-style-name="L5">
      <style:paragraph-properties fo:margin-top="0in" fo:margin-bottom="0.0972in" loext:contextual-spacing="false" fo:line-height="120%"/>
      <style:text-properties officeooo:rsid="0020572c" officeooo:paragraph-rsid="0020572c"/>
    </style:style>
    <style:style style:name="P36" style:family="paragraph" style:parent-style-name="Text_20_body" style:list-style-name="L5">
      <style:paragraph-properties fo:margin-top="0in" fo:margin-bottom="0.0972in" loext:contextual-spacing="false" fo:line-height="120%"/>
      <style:text-properties officeooo:rsid="0020572c" officeooo:paragraph-rsid="0021142e"/>
    </style:style>
    <style:style style:name="P37" style:family="paragraph" style:parent-style-name="Text_20_body" style:list-style-name="WWNum1" style:master-page-name="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page-number="auto" style:writing-mode="lr-tb"/>
      <style:text-properties officeooo:rsid="00180a61" officeooo:paragraph-rsid="0023e1fb" fo:hyphenate="false" fo:hyphenation-remain-char-count="2" fo:hyphenation-push-char-count="2"/>
    </style:style>
    <style:style style:name="P38" style:family="paragraph" style:parent-style-name="Text_20_body" style:list-style-name="WWNum1" style:master-page-name="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page-number="auto" style:writing-mode="lr-tb"/>
      <style:text-properties officeooo:rsid="00191414" officeooo:paragraph-rsid="0023e1fb" fo:hyphenate="false" fo:hyphenation-remain-char-count="2" fo:hyphenation-push-char-count="2"/>
    </style:style>
    <style:style style:name="P39" style:family="paragraph" style:parent-style-name="Text_20_body" style:list-style-name="WWNum1" style:master-page-name="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page-number="auto" style:writing-mode="lr-tb"/>
      <style:text-properties officeooo:rsid="0020572c" officeooo:paragraph-rsid="0020572c" fo:hyphenate="false" fo:hyphenation-remain-char-count="2" fo:hyphenation-push-char-count="2"/>
    </style:style>
    <style:style style:name="P40" style:family="paragraph" style:parent-style-name="Text_20_body" style:list-style-name="WWNum1" style:master-page-name="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page-number="auto" style:writing-mode="lr-tb"/>
      <style:text-properties officeooo:rsid="0021142e" officeooo:paragraph-rsid="0021142e" fo:hyphenate="false" fo:hyphenation-remain-char-count="2" fo:hyphenation-push-char-count="2"/>
    </style:style>
    <style:style style:name="P41" style:family="paragraph" style:parent-style-name="Text_20_body" style:list-style-name="WWNum1" style:master-page-name="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page-number="auto" style:writing-mode="lr-tb"/>
      <style:text-properties officeooo:rsid="0022c417" officeooo:paragraph-rsid="0022c417" fo:hyphenate="false" fo:hyphenation-remain-char-count="2" fo:hyphenation-push-char-count="2"/>
    </style:style>
    <style:style style:name="P42" style:family="paragraph" style:parent-style-name="Text_20_body" style:list-style-name="WWNum1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writing-mode="lr-tb"/>
      <style:text-properties officeooo:rsid="00180a61" officeooo:paragraph-rsid="0023e1fb" fo:hyphenate="false" fo:hyphenation-remain-char-count="2" fo:hyphenation-push-char-count="2"/>
    </style:style>
    <style:style style:name="P43" style:family="paragraph" style:parent-style-name="Text_20_body" style:list-style-name="WWNum1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writing-mode="lr-tb"/>
      <style:text-properties officeooo:rsid="00191414" officeooo:paragraph-rsid="0023e1fb" fo:hyphenate="false" fo:hyphenation-remain-char-count="2" fo:hyphenation-push-char-count="2"/>
    </style:style>
    <style:style style:name="P44" style:family="paragraph" style:parent-style-name="Text_20_body" style:list-style-name="WWNum1">
      <style:paragraph-properties fo:margin-left="1.5in" fo:margin-right="0in" fo:margin-top="0in" fo:margin-bottom="0.0972in" loext:contextual-spacing="false" fo:line-height="120%" fo:text-align="justify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P45" style:family="paragraph" style:parent-style-name="Text_20_body" style:list-style-name="WWNum1" style:master-page-name="">
      <style:paragraph-properties fo:margin-left="2.0618in" fo:margin-right="0in" fo:margin-top="0in" fo:margin-bottom="0.0972in" loext:contextual-spacing="false" fo:line-height="120%" fo:text-align="justify" style:justify-single-word="false" fo:orphans="0" fo:widows="0" fo:hyphenation-ladder-count="no-limit" fo:text-indent="-0.5618in" style:auto-text-indent="false" style:page-number="auto" style:writing-mode="lr-tb"/>
      <style:text-properties officeooo:rsid="00222216" fo:hyphenate="false" fo:hyphenation-remain-char-count="2" fo:hyphenation-push-char-count="2"/>
    </style:style>
    <style:style style:name="P46" style:family="paragraph" style:parent-style-name="Text_20_body" style:list-style-name="WWNum1">
      <style:paragraph-properties fo:margin-left="2.0618in" fo:margin-right="0in" fo:margin-top="0in" fo:margin-bottom="0.0972in" loext:contextual-spacing="false" fo:line-height="120%" fo:text-align="justify" style:justify-single-word="false" fo:orphans="0" fo:widows="0" fo:hyphenation-ladder-count="no-limit" fo:text-indent="-0.5618in" style:auto-text-indent="false" style:writing-mode="lr-tb"/>
      <style:text-properties fo:hyphenate="false" fo:hyphenation-remain-char-count="2" fo:hyphenation-push-char-count="2"/>
    </style:style>
    <style:style style:name="P47" style:family="paragraph" style:parent-style-name="Text_20_body" style:list-style-name="L6" style:master-page-name="">
      <style:paragraph-properties fo:margin-left="2.5in" fo:margin-right="0in" fo:margin-top="0in" fo:margin-bottom="0.0972in" loext:contextual-spacing="false" fo:line-height="120%" fo:text-align="justify" style:justify-single-word="false" fo:orphans="0" fo:widows="0" fo:hyphenation-ladder-count="no-limit" fo:text-indent="-0.4366in" style:auto-text-indent="false" style:page-number="auto" style:writing-mode="lr-tb">
        <style:tab-stops>
          <style:tab-stop style:position="2.2472in"/>
        </style:tab-stops>
      </style:paragraph-properties>
      <style:text-properties fo:font-size="10pt" officeooo:rsid="00218c24" style:font-size-asian="10pt" style:font-size-complex="10pt" fo:hyphenate="false" fo:hyphenation-remain-char-count="2" fo:hyphenation-push-char-count="2"/>
    </style:style>
    <style:style style:name="P48" style:family="paragraph" style:parent-style-name="Text_20_body" style:list-style-name="L6">
      <style:paragraph-properties fo:margin-left="2.5in" fo:margin-right="0in" fo:margin-top="0in" fo:margin-bottom="0.0972in" loext:contextual-spacing="false" fo:line-height="120%" fo:text-align="justify" style:justify-single-word="false" fo:orphans="0" fo:widows="0" fo:hyphenation-ladder-count="no-limit" fo:text-indent="-0.4366in" style:auto-text-indent="false" style:writing-mode="lr-tb">
        <style:tab-stops>
          <style:tab-stop style:position="2.2472in"/>
        </style:tab-stops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49" style:family="paragraph" style:parent-style-name="Text_20_body">
      <style:paragraph-properties fo:margin-top="0.1in" fo:margin-bottom="0.1in" loext:contextual-spacing="false"/>
      <style:text-properties officeooo:rsid="0011bc99" officeooo:paragraph-rsid="0023e1fb"/>
    </style:style>
    <style:style style:name="P50" style:family="paragraph" style:parent-style-name="Heading_20_2" style:list-style-name="WWNum1"/>
    <style:style style:name="P51" style:family="paragraph" style:parent-style-name="Title" style:master-page-name="Standard">
      <style:paragraph-properties fo:margin-top="0.1665in" fo:margin-bottom="0.0835in" loext:contextual-spacing="false" style:page-number="auto"/>
      <style:text-properties fo:language="ru" fo:country="RU"/>
    </style:style>
    <style:style style:name="P52" style:family="paragraph" style:parent-style-name="Header">
      <style:paragraph-properties fo:text-align="center" style:justify-single-word="false"/>
    </style:style>
    <style:style style:name="P53" style:family="paragraph" style:parent-style-name="Source" style:list-style-name="L2"/>
    <style:style style:name="P54" style:family="paragraph" style:parent-style-name="Source" style:list-style-name="L2">
      <style:text-properties officeooo:rsid="00150194"/>
    </style:style>
    <style:style style:name="P55" style:family="paragraph" style:parent-style-name="Source" style:list-style-name="L3">
      <style:text-properties officeooo:rsid="0016aced" officeooo:paragraph-rsid="0016aced"/>
    </style:style>
    <style:style style:name="P56" style:family="paragraph" style:parent-style-name="Source" style:list-style-name="L3">
      <style:paragraph-properties fo:margin-top="0.1in" fo:margin-bottom="0.1in" loext:contextual-spacing="false"/>
      <style:text-properties officeooo:rsid="0016aced" officeooo:paragraph-rsid="0016aced"/>
    </style:style>
    <style:style style:name="T1" style:family="text">
      <style:text-properties officeooo:rsid="000dcc35"/>
    </style:style>
    <style:style style:name="T2" style:family="text">
      <style:text-properties officeooo:rsid="000e9924"/>
    </style:style>
    <style:style style:name="T3" style:family="text">
      <style:text-properties officeooo:rsid="0010804b"/>
    </style:style>
    <style:style style:name="T4" style:family="text">
      <style:text-properties officeooo:rsid="0011bc99"/>
    </style:style>
    <style:style style:name="T5" style:family="text">
      <style:text-properties officeooo:rsid="00139d8e"/>
    </style:style>
    <style:style style:name="T6" style:family="text">
      <style:text-properties officeooo:rsid="00174e97"/>
    </style:style>
    <style:style style:name="T7" style:family="text">
      <style:text-properties officeooo:rsid="00180a61"/>
    </style:style>
    <style:style style:name="T8" style:family="text">
      <style:text-properties officeooo:rsid="00191414"/>
    </style:style>
    <style:style style:name="T9" style:family="text">
      <style:text-properties officeooo:rsid="001a6faf"/>
    </style:style>
    <style:style style:name="T10" style:family="text">
      <style:text-properties officeooo:rsid="001c3df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80a61" style:font-style-asian="italic" style:font-style-complex="italic"/>
    </style:style>
    <style:style style:name="T13" style:family="text">
      <style:text-properties officeooo:rsid="0020572c"/>
    </style:style>
    <style:style style:name="T14" style:family="text">
      <style:text-properties officeooo:rsid="0021142e"/>
    </style:style>
    <style:style style:name="T15" style:family="text">
      <style:text-properties officeooo:rsid="00218c24"/>
    </style:style>
    <style:style style:name="T16" style:family="text">
      <style:text-properties officeooo:rsid="00222216"/>
    </style:style>
    <style:style style:name="T17" style:family="text">
      <style:text-properties officeooo:rsid="0022c417"/>
    </style:style>
    <style:style style:name="T18" style:family="text">
      <style:text-properties officeooo:rsid="0023e1f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11bc99" fo:background-color="transparent" loext:char-shading-value="0"/>
    </style:style>
    <style:style style:name="T22" style:family="text">
      <style:text-properties officeooo:rsid="0029ebf2"/>
    </style:style>
    <style:style style:name="T23" style:family="text">
      <style:text-properties officeooo:rsid="002b6d43"/>
    </style:style>
    <style:style style:name="T24" style:family="text">
      <style:text-properties officeooo:rsid="002bd2fb"/>
    </style:style>
    <style:style style:name="T25" style:family="text">
      <style:text-properties officeooo:rsid="002dceec"/>
    </style:style>
    <style:style style:name="T26" style:family="text">
      <style:text-properties officeooo:rsid="002e6aa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Лабораторная работа № 4 «Процессы и потоки» </text:p>
      <text:p text:style-name="P26">по курсу «Системное программное обеспечение»</text:p>
      <text:h text:style-name="P24" text:outline-level="1">Введение</text:h>
      <text:p text:style-name="P14"><text:bookmark text:name="docs-internal-guid-ba2cc769-c3b9-31f1-e324-f624d4be5835"/>Проектирование и разработка многопоточных программ — одна из самых сложных областей программирования, но в то же время сильно востребованная на практике. С одной стороны, необходимо понимать и выстраивать логику одновременной и взаимосвязанной работы нескольких алгоритмов — это требует как теоретических знаний, так и опыта, сноровки. С другой стороны, логические ошибки в таких программах (если они есть) могут проявляться или нет практически случайным образом, что сильно затрудняет отладку.</text:p>
      <text:p text:style-name="P15">Описание механизма потоков и процессов ОС имеется в лекционном курсе, а ниже представлены лишь некоторые сведения о многопоточном программировании в ОС Windows.</text:p>
      <text:h text:style-name="Heading_20_1" text:outline-level="1">Теоретические сведения</text:h>
      <text:p text:style-name="P1">Ключевыми сущностями многопоточного программирования являются состояния потока — работа или ожидание, примитивы синхронизации, <text:span text:style-name="T18">а также понятие атомарности.</text:span></text:p>
      <text:p text:style-name="P2">В грубом приближении сложность многопоточного программирования проистекает из того, что в любой точке программы её выполнение может прерваться и перейти к другому потоку или процессу. Упорядочить работу потоков можно, опираясь на действия, которые прерваны быть не могут — атомарные операции (см. <text:bookmark-ref text:reference-format="direction" text:ref-name="__RefHeading__1297_1978133723">ниже</text:bookmark-ref>).</text:p>
      <text:p text:style-name="P1">Из лекционного курса известно, что запущенный поток может не работать по двум причинам: внешней — когда очередь выполнения потока еще не наступила, и внутренней — когда управление не передается потоку, пока не наступило некое событие. В многопоточном программировании ожиданием называют второй случай.</text:p>
      <text:p text:style-name="P1">Примитив синхронизации — это системный объект, к которому могут обращаться несколько потоков (или процессов), чтобы каждому определить, можно ли продолжать работу или следует перейти к ожиданию. Из лекционного курса известен пример — критическая секция: при попытке войти в неё (обращение) поток или продолжит работу, если КС свободна, или начнет ожидание её освобождения другим потоком.</text:p>
      <text:h text:style-name="P22" text:outline-level="2"><text:bookmark-start text:name="__RefHeading__1297_1978133723"/>Атомарные операции<text:bookmark-end text:name="__RefHeading__1297_1978133723"/></text:h>
      <text:p text:style-name="P6">Атомарными (неделимыми) называются операции, выполнение которых не может быть прервано переключением потоков — такая операция гарантированно завершится до переключения. Атомарным может быть сложение, обмен переменных значениями и т. п. <text:soft-page-break/><text:span text:style-name="T18">Важно понимать, что даже одно простое выражение на языке высокого уровня (</text:span><text:span text:style-name="Code"><text:span text:style-name="T18">C = A + B</text:span></text:span><text:span text:style-name="T18">) с точки зрения процессора делится на несколько. Для приведенного примера (условно):</text:span></text:p>
      <text:list xml:id="list2684951839486707676" text:style-name="L1">
        <text:list-item>
          <text:p text:style-name="P29">поместить значение <text:span text:style-name="Code">A</text:span> в регистр <text:span text:style-name="Code">eax</text:span>;</text:p>
        </text:list-item>
        <text:list-item>
          <text:p text:style-name="P29">поместить значение <text:span text:style-name="Code">B</text:span> в регистр <text:span text:style-name="Code">ebx</text:span>;</text:p>
        </text:list-item>
        <text:list-item>
          <text:p text:style-name="P29">сложить значения в <text:span text:style-name="Code">eax</text:span> и <text:span text:style-name="Code">ebx</text:span>, поместить результат в <text:span text:style-name="Code">eax</text:span>;</text:p>
        </text:list-item>
        <text:list-item>
          <text:p text:style-name="P29">переместить значение из регистра <text:span text:style-name="Code">eax</text:span> в переменную <text:span text:style-name="Code">C</text:span>.</text:p>
        </text:list-item>
      </text:list>
      <text:p text:style-name="P49">Windows API предоставляет большое количество <text:a xlink:type="simple" xlink:href="http://msdn.microsoft.com/en-us/library/windows/desktop/ms684122(v=vs.85).aspx" text:style-name="Internet_20_link" text:visited-style-name="Visited_20_Internet_20_Link">функций для различных атомарных операций</text:a>: <text:span text:style-name="Code">InterlockedAdd()</text:span> — сложение, <text:span text:style-name="Code">InterlockedExchange()</text:span> — обмен значений и т. д. Важную роль играет функция <text:span text:style-name="Code">InterlockedCompareExchange()</text:span>, которая атомарно сравнивает значение в памяти с эталоном, и если они равны, заменяет значение в памяти на новое, — это и есть инструкция T<text:span text:style-name="T25">SL</text:span> (Test-and-Set-Lock), упоминавшаяся в лекционном курсе, а в настоящее время её часто называют CAS (Compare-And-S<text:span text:style-name="T5">wap</text:span>), что то же самое.</text:p>
      <text:p text:style-name="P7">Атомарные операции выполняются дольше обычных — примерно 50 тактов ЦП. Однако, не требуется и переход в режим ядра, что занимает тысячи тактов (единицы микросекунд).</text:p>
      <text:p text:style-name="P7">Последовательность атомарных операций не является атомарной сама по себе. Например, если требуется поддерживать соотношение <text:span text:style-name="Code">i == j</text:span>, следующий код небезопасен:</text:p>
      <text:section text:style-name="Sect1" text:name="Code_AtomicSequence">
        <text:list xml:id="list6036298435138403399" text:style-name="L2">
          <text:list-item>
            <text:p text:style-name="P54">DWORD i = 0, j = 0;</text:p>
          </text:list-item>
          <text:list-item>
            <text:p text:style-name="P53"><text:bookmark-start text:name="__RefHeading__946_1978133723"/>InterlockedIncrement(&amp;i);<text:bookmark-end text:name="__RefHeading__946_1978133723"/></text:p>
          </text:list-item>
          <text:list-item>
            <text:p text:style-name="P53"><text:bookmark-start text:name="__RefHeading__948_1978133723"/>InterlockedIncrement(&amp;j);<text:bookmark-end text:name="__RefHeading__948_1978133723"/></text:p>
          </text:list-item>
        </text:list>
      </text:section>
      <text:p text:style-name="P8">Между строками <text:bookmark-ref text:reference-format="number" text:ref-name="__RefHeading__946_1978133723">2</text:bookmark-ref> и <text:bookmark-ref text:reference-format="number" text:ref-name="__RefHeading__948_1978133723">3</text:bookmark-ref> может произойти переключение потоков, и окажется <text:span text:style-name="Code">i = 1</text:span>, а <text:span text:style-name="Code">j = 0</text:span>, пока управление не вернется потоку. Необходимо обеспечивать атомарное выполнение не только отдельных операций, но и целых участков кода. Задача решается примитивами синхронизации.</text:p>
      <text:h text:style-name="Heading_20_2" text:outline-level="2">Примитивы синхронизации</text:h>
      <text:h text:style-name="Heading_20_3" text:outline-level="3">Критические области <text:span text:style-name="T3">(critical section)</text:span></text:h>
      <text:p text:style-name="P9"><text:a xlink:type="simple" xlink:href="http://msdn.microsoft.com/en-us/library/windows/desktop/ms682530(v=vs.85).aspx" text:style-name="Internet_20_link" text:visited-style-name="Visited_20_Internet_20_Link">Критическая </text:a><text:a xlink:type="simple" xlink:href="http://msdn.microsoft.com/en-us/library/windows/desktop/ms682530(v=vs.85).aspx" text:style-name="Internet_20_link" text:visited-style-name="Visited_20_Internet_20_Link"><text:span text:style-name="T1">область</text:span></text:a> (<text:span text:style-name="T3">КО</text:span>) — это примитив для синхронизации нескольких потоков одного процесса. Критической <text:span text:style-name="T1">областью</text:span> защищают участок кода, который не должен одновременно выполняться несколькими потоками.</text:p>
      <text:p text:style-name="P9"><text:span text:style-name="T6">Объект-критическую область необходимо инициализировать перед использованием один раз из произвольного потока вызовом функции </text:span><text:span text:style-name="Code"><text:span text:style-name="T6">InitializeCriticalSection()</text:span></text:span><text:span text:style-name="T6">.</text:span> </text:p>
      <text:p text:style-name="P9">Перед обращением к защищенному участку все потоки должны попытаться захватить критическую <text:span text:style-name="T1">область</text:span> (говорят: войти в неё) вызовом <text:span text:style-name="Code">EnterCriticalSection()</text:span>. Если данную К<text:span text:style-name="T1">О</text:span> уже захватил другой поток, текущий войдет в состояние ожидания, пока К<text:span text:style-name="T1">О</text:span> освободится вызовом <text:span text:style-name="Code"><text:span text:style-name="T24">Leave</text:span></text:span><text:span text:style-name="Code">CriticalSection()</text:span> из владеющего К<text:span text:style-name="T1">О</text:span> потока. Обеим функциям передается переменная типа <text:span text:style-name="Code">CRITICAL_SECTION</text:span>; при доступе к критической <text:span text:style-name="T1">области</text:span> все потоки должны использовать одну и ту же переменную.</text:p>
      <text:p text:style-name="P21"><text:soft-page-break/>Пример с двумя переменными можно было бы исправить следующим образом:</text:p>
      <text:section text:style-name="Sect1" text:name="Code_CriticalSection">
        <text:list xml:id="list532712105840629902" text:style-name="L3">
          <text:list-item>
            <text:p text:style-name="P55"><text:bookmark-start text:name="__RefHeading__950_1978133723"/>DWORD i = 0, j = 0;<text:bookmark-end text:name="__RefHeading__950_1978133723"/></text:p>
          </text:list-item>
          <text:list-item>
            <text:p text:style-name="P55"><text:bookmark-start text:name="__RefHeading__952_1978133723"/>CRITICAL_SECTION cs;<text:bookmark-end text:name="__RefHeading__952_1978133723"/></text:p>
          </text:list-item>
          <text:list-item>
            <text:p text:style-name="P56"><text:bookmark-start text:name="__RefHeading__954_1978133723"/>InitializeCriticalSection(&amp;cs);<text:bookmark-end text:name="__RefHeading__954_1978133723"/></text:p>
          </text:list-item>
          <text:list-item>
            <text:p text:style-name="P55"><text:bookmark-start text:name="__RefHeading__956_1978133723"/>EnterCriticalSection(&amp;cs);<text:bookmark-end text:name="__RefHeading__956_1978133723"/></text:p>
          </text:list-item>
          <text:list-item>
            <text:p text:style-name="P55"><text:bookmark-start text:name="__RefHeading__958_1978133723"/>i = i + 1;<text:bookmark-end text:name="__RefHeading__958_1978133723"/></text:p>
          </text:list-item>
          <text:list-item>
            <text:p text:style-name="P55"><text:bookmark-start text:name="__RefHeading__960_1978133723"/>j = j + 1;<text:bookmark-end text:name="__RefHeading__960_1978133723"/></text:p>
          </text:list-item>
          <text:list-item>
            <text:p text:style-name="P55"><text:bookmark-start text:name="__RefHeading__962_1978133723"/><text:span text:style-name="T24">Leave</text:span>CriticalSection(&amp;cs);<text:bookmark-end text:name="__RefHeading__962_1978133723"/></text:p>
          </text:list-item>
        </text:list>
      </text:section>
      <text:p text:style-name="P8">Переменные, объявленные в строках <text:bookmark-ref text:reference-format="number" text:ref-name="__RefHeading__950_1978133723">1</text:bookmark-ref> и <text:bookmark-ref text:reference-format="number" text:ref-name="__RefHeading__952_1978133723">2</text:bookmark-ref>, являются общими для использующих их потоков. Вызов на строке <text:bookmark-ref text:reference-format="number" text:ref-name="__RefHeading__954_1978133723">3</text:bookmark-ref> необходимо сделать один раз из любого потока. В строке <text:bookmark-ref text:reference-format="number" text:ref-name="__RefHeading__956_1978133723">4</text:bookmark-ref> происходит вход в критическую область, а в строке <text:bookmark-ref text:reference-format="number" text:ref-name="__RefHeading__962_1978133723">7</text:bookmark-ref> — выход из нее. Операции в строках <text:bookmark-ref text:reference-format="number" text:ref-name="__RefHeading__958_1978133723">5</text:bookmark-ref> и <text:bookmark-ref text:reference-format="number" text:ref-name="__RefHeading__960_1978133723">6</text:bookmark-ref> защищены КО, поэтому их более не требуется делать атомарными. Таким образом, код в строках <text:bookmark-ref text:reference-format="number" text:ref-name="__RefHeading__956_1978133723">4</text:bookmark-ref>—<text:bookmark-ref text:reference-format="number" text:ref-name="__RefHeading__962_1978133723">7</text:bookmark-ref> допустимо разместить в нескольких потоках — в любой момент времени только один поток будет выполнять эти инструкции.</text:p>
      <text:p text:style-name="P4">Бывает полезна и функция <text:span text:style-name="Code">TryEnterCriticalSection()</text:span>: если критическая область свободна, поток входит в неё, если же КО занята, вместо блокировки потока функция просто возвращает <text:span text:style-name="Code">FALSE</text:span>.</text:p>
      <text:h text:style-name="Heading_20_3" text:outline-level="3">Мьютексы <text:span text:style-name="T3">(mutex)</text:span></text:h>
      <text:p text:style-name="Text_20_body"><text:a xlink:type="simple" xlink:href="http://msdn.microsoft.com/en-us/library/windows/desktop/ms684266(v=vs.85).aspx" text:style-name="Internet_20_link" text:visited-style-name="Visited_20_Internet_20_Link">Мьютекс</text:a> — аналог критической области, позволяющий синхронизировать потоки в разных процессах. Критическая область идентифицировалась переменной типа <text:span text:style-name="Code">CRITICAL_SECTION</text:span>, <text:span text:style-name="T2">которая использовалась потоками совместно. У процессов не может быть общей переменной,</text:span> <text:s/><text:span text:style-name="T2">поэтому мьютексам присваиваются имена при создании. Сначала поток одного из процессов создает мюьтекс функцией </text:span><text:span text:style-name="Code"><text:span text:style-name="T2">CreateMutex()</text:span></text:span><text:span text:style-name="T2">; потоки остальных процессов получают доступ к этому мьютексу функций </text:span><text:span text:style-name="Code"><text:span text:style-name="T2">OpenMutex()</text:span></text:span><text:span text:style-name="T2"> по известному имени мьютекса.</text:span></text:p>
      <text:p text:style-name="P3">Захват мьютекса может выполняться функцией <text:span text:style-name="Code">WaitForSingleObject()</text:span>, которой передается дескриптор мьютекса (handle) и время (в миллисекундах), которое поток готов ожидать, пока мьютекс не освободится, если он был занят. В случае, когда мьютекс не освобождается вовремя, функция возвращает код <text:span text:style-name="Code">WAIT_TIMEOUT</text:span>; если поток готов ждать сколь угодно долго, можно вместо числа миллисекунд передать специальное значение <text:span text:style-name="Code">INFINITE</text:span>. При успешном завершении функция возвращает код <text:span text:style-name="Code">WAIT_OBJECT_0</text:span>. Возможны два случая: или мьютекс был свободен, или поток перешел к ожиданию, а затем был пробужден, когда мьютекс освободился. <text:span text:style-name="T4">Можно применять и другие </text:span><text:a xlink:type="simple" xlink:href="http://msdn.microsoft.com/en-us/library/windows/desktop/ms687069(v=vs.85).aspx" text:style-name="Internet_20_link" text:visited-style-name="Visited_20_Internet_20_Link"><text:span text:style-name="T21">функции ожидания</text:span></text:a><text:span text:style-name="T21">.</text:span></text:p>
      <text:p text:style-name="P4">Захватив мьютекс, поток может освободить его функцией <text:span text:style-name="Code">ReleaseMutex()</text:span>. </text:p>
      <text:p text:style-name="P4">Прекращение доступа к мьютексу выполняется функцией <text:span text:style-name="Code">CloseHandle()</text:span>. На каждый вызов <text:span text:style-name="Code">CreateMutex()</text:span> или <text:span text:style-name="Code">OpenMutex()</text:span> должно приходиться по вызову <text:span text:style-name="Code">CloseHandle()</text:span> с тем же дескриптором. Мьютекс уничтожается, когда закрывается последний дескриптор, связанный с ним. Если мьютекс уничтожается во время ожидания одним из потоков, <text:span text:style-name="Code">WaitForSignleObject()</text:span> возвращает код <text:span text:style-name="Code">WAIT_ABANDONED</text:span>.</text:p>
      <text:p text:style-name="P20"><text:soft-page-break/>Термин «mutex» зачастую не переводится. Вне Windows API мьютексом может называться и критическая область (например, <text:span text:style-name="Code">std::mutex</text:span> в С++11).</text:p>
      <text:h text:style-name="Heading_20_3" text:outline-level="3">Семафоры (semaphore)</text:h>
      <text:p text:style-name="P5">Примитив синхронизации «семафор» подробно рассмотрен в лекционном курсе. Семафор позволяет ограничить число потоков-пользователей общего ресурса. </text:p>
      <text:p text:style-name="P5">Семафоры Windows API создаются функцией <text:span text:style-name="Code">CreateSemaphore()</text:span>, которая позволяет указать максимальное значение счетчика семафора (число одновременных пользователей общего ресурса). <text:span text:style-name="T25">Возможности получить текущее значение счетчика семафора не предоставляется. </text:span>Если необходим доступ к семафору из разных процессов, можно задать имя семафора, а затем получать его дескриптор в других процессах функцией <text:span text:style-name="Code">OpenSemaphore()</text:span>. <text:s/></text:p>
      <text:p text:style-name="P5">Захват семафора (действие «DOWN», см. лекционный курс) выполня<text:span text:style-name="T25">ется</text:span> <text:span text:style-name="T20">функц</text:span><text:span text:style-name="T21">иями ожидания</text:span>. Освобождение семафора (действие «UP») производится функцией <text:span text:style-name="Code">ReleaseSemaphore()</text:span>.</text:p>
      <text:p text:style-name="P5">Прекращение доступа к семафорам и их уничтожение выполняется аналогично мьютексам.</text:p>
      <text:h text:style-name="Heading_20_3" text:outline-level="3">События (event)</text:h>
      <text:p text:style-name="P10">Примитив синхронизации «<text:a xlink:type="simple" xlink:href="http://msdn.microsoft.com/en-us/library/windows/desktop/ms682655(v=vs.85).aspx" text:style-name="Internet_20_link" text:visited-style-name="Visited_20_Internet_20_Link">событие</text:a>» служит для передачи оповещений между потоками. Один или несколько потоков могут ожидать наступления события, а другой поток может через объект-событие оповестить ожидающих, что можно продолжить работу.</text:p>
      <text:p text:style-name="P10">Создание событий и доступ к ним выполняется функциями <text:span text:style-name="Code">CreateEvent()</text:span> и <text:span text:style-name="Code">OpenEvent()</text:span> аналогично мьютексам. События могут быть сбрасываемыми автоматически (auto-reset) и вручную (manual-reset). В первом случае после оповещения пробуждается один из ожидавших наступления события потоков, а для прочих событие по-прежнему считается не наступившим. После оповещения о сбрасываемых вручную событиях <text:span text:style-name="T7">они считаются наступившими до тех пор, пока не будет вызвана функция </text:span><text:span text:style-name="Code"><text:span text:style-name="T7">ResetEvent()</text:span></text:span><text:span text:style-name="T7">; ожидавшие события потоки пробуждаются один за другим. Неизвестно, успеют ли все потоки, ожидавшие наступления события, начать работу, пока событие не будет сброшено, поэтому бывает удобнее функция </text:span><text:span text:style-name="Code"><text:span text:style-name="T7">PulseEvent()</text:span></text:span><text:span text:style-name="T7">: после её вызова </text:span><text:span text:style-name="T12">для события, сбрасываемого вручную</text:span><text:span text:style-name="T7"> пробуждаются все ожидавшие событие потоки, а затем событие вновь </text:span><text:span text:style-name="T12">автоматически</text:span><text:span text:style-name="T7"> сбрасывается (считается не наступившим). В современных версиях ОС для тех же целей рекомендуется более надежный механизм условных переменных (condition variables), который в курсе не рассматривается.</text:span></text:p>
      <text:p text:style-name="Text_20_body">Ожидание наступления событий выполняется функциями ожидания. Уничтожение событий и прекращение работы с ними производится так же, как и для мьютексов.</text:p>
      <text:h text:style-name="Heading_20_3" text:outline-level="3"><text:span text:style-name="T26">Циклические блокировки (s</text:span>pinlock<text:span text:style-name="T26">)</text:span></text:h>
      <text:p text:style-name="P28">Синхронизацию возможно выполнить и без системных примитивов, пользуясь только атомарными переменными. Поток может ожидать в простом цикле, пока атомарный флаг <text:soft-page-break/>(логическая переменная-признак наступившего события) не примет значения «истина», а другой поток может изменять значение флага (сигнализировать о событии). <text:span text:style-name="T26">Состояние ожидающего потока при этом остается активным, то есть, он продолжает расходовать процессорное время. С другой стороны, если ожидание длится недолго, затраты могут оказаться меньше, чем на системный вызов для перевода потока в состояние ожидания, а затем на пробуждение потока. Можно как организовать spinlock вручную, так и </text:span><text:a xlink:type="simple" xlink:href="http://msdn.microsoft.com/en-us/library/windows/desktop/ms683476(v=vs.85).aspx" text:style-name="Internet_20_link" text:visited-style-name="Visited_20_Internet_20_Link"><text:span text:style-name="T26">настроить критическую область</text:span></text:a><text:span text:style-name="T26">, чтобы вместо немедленной блокировки первые несколько миллисекунд использовалась spinlock, и только затем поток начинал бы ожидание.</text:span></text:p>
      <text:h text:style-name="Heading_20_2" text:outline-level="2">Некоторые аспекты многопоточного программирования</text:h>
      <text:h text:style-name="Heading_20_3" text:outline-level="3">Видимость изменений</text:h>
      <text:p text:style-name="P11">Известно, что память ЭВМ имеет несколько уровней, среди них оперативная память (ОЗУ), кэш процессора и его регистры. Переменные хранятся в ОЗУ, часто используемые помещаются в кэш, а при операциях над ними — в регистры процессора. Таким образом, после изменения переменной новое значение не сразу оказывается в ОЗУ, а некоторое время может быть только в регистрах процессора. В многопоточном программировании это может привести к проблемам: если один поток изменяет переменную (не атомарно), другой может «не видеть» нового значения, пока оно не перенесено из регистра в ОЗУ. Компилятор может даже оптимизировать программу так, что переменная никогда не окажется в ОЗУ.</text:p>
      <text:p text:style-name="P11">В C++ ключевым словом <text:span text:style-name="Code"><text:span text:style-name="T19">volatile</text:span></text:span> можно указать компилятору, что переменную следует размещать в ОЗУ и считывать её значение всякий раз на случай, если она изменилась из других потоков: <text:span text:style-name="Code"><text:span text:style-name="T19">volatile int</text:span></text:span><text:span text:style-name="Code"> n</text:span>. Отметим, что это не делает операции над <text:span text:style-name="Code">n</text:span> атомарными. Delphi не предоставляет подобного способа. Самым надежным и верным подходом является использование атомарных операций в обоих языках.</text:p>
      <text:h text:style-name="Heading_20_3" text:outline-level="3">Средства многопоточного программирования C++ и Delphi</text:h>
      <text:p text:style-name="P13">В данной ЛР необходимо использовать для синхронизации системные вызовы ОС Windows, однако на практике часто используются более высокоуровневые и удобные средства.</text:p>
      <text:p text:style-name="Heading_20_4">C и C++</text:p>
      <text:p text:style-name="P12">Богатый <text:a xlink:type="simple" xlink:href="http://en.cppreference.com/w/cpp/thread" text:style-name="Internet_20_link" text:visited-style-name="Visited_20_Internet_20_Link">набор средств</text:a> для многопоточного программирования появился в С11 и С++11, поэтому для их использования необходим современный компилятор.</text:p>
      <text:p text:style-name="P12">Заголовочный файл <text:span text:style-name="Code">&lt;atomic&gt;</text:span> содержит классы и шаблоны классов для атомарных типов данных: <text:span text:style-name="Code">std::atomic_int</text:span>, <text:span text:style-name="Code">std::atomic_double</text:span> и т. п. Над переменными этих типов возможны все те же операции, что и над обычными (<text:span text:style-name="Code"><text:span text:style-name="T19">int</text:span></text:span>, <text:span text:style-name="Code"><text:span text:style-name="T19">double</text:span></text:span> и т. п.), но их реализация атомарна. Гарантированно без блокировок реализует инструкцию TSL (CAS) класс <text:span text:style-name="Code">std::atomic_flag</text:span>.</text:p>
      <text:p text:style-name="P13">Класс <text:span text:style-name="Code">std::mutex</text:span> из заголовочного файла <text:span text:style-name="Code">&lt;mutex&gt;</text:span> представляет критическую область. <text:s/>Средств синхронизации для межпроцессного взаимодействия в стандартной библиотек<text:span text:style-name="T25">е</text:span> языка C++ нет, но они имеются в популярной библиотеке Boost.Interprocess. </text:p>
      <text:p text:style-name="P13"><text:soft-page-break/>Класс потока <text:span text:style-name="Code">std::thread</text:span> доступен в заголовочном файле <text:span text:style-name="Code">&lt;thread&gt;</text:span>. Также в STL присутствуют условные переменные (аналог событий Windows API).</text:p>
      <text:p text:style-name="P13">Благодаря гарантированному вызову деструкторов, C++ позволяет защититься от удержания примитивов синхронизации потоком при ошибках: специальному объекту-защитнику (guard) в конструкторе передается объект-примитив, который сразу же захватывается, а в своем деструкторе объект-защитник освобождает захваченный примитив. Поскольку деструктор объекта-защитника будет вызван всегда (при штатном или нештатном завершении потока), блокировка обязательно будет снята, и программа не «зависнет». Такую стратегию реализует класс <text:span text:style-name="Code">std::lock_guard</text:span>.</text:p>
      <text:p text:style-name="Heading_20_4">Delphi</text:p>
      <text:p text:style-name="Text_20_body">Библиотека VCL содержит <text:a xlink:type="simple" xlink:href="http://docwiki.embarcadero.com/Libraries/XE6/en/System.SyncObjs" text:style-name="Internet_20_link" text:visited-style-name="Visited_20_Internet_20_Link">модуль </text:a><text:a xlink:type="simple" xlink:href="http://docwiki.embarcadero.com/Libraries/XE6/en/System.SyncObjs" text:style-name="Internet_20_link" text:visited-style-name="Visited_20_Internet_20_Link"><text:span text:style-name="Code">SyncObjs</text:span></text:a> с классами <text:span text:style-name="Code">TCriticalSection</text:span>, <text:span text:style-name="Code">TMutex</text:span>, <text:span text:style-name="Code">TEvent</text:span>, <text:span text:style-name="Code">TSemaphore</text:span> и т. п., являющимися «обертками» над одноименными объектами <text:span text:style-name="T23">ОС</text:span>.</text:p>
      <text:p text:style-name="P12">Важным классом является <text:span text:style-name="Code">TThread</text:span>, представляющий поток. Предлагается порождать классы-потомки <text:span text:style-name="Code">TThread</text:span> и записывать код потока в переопределенным методе <text:span text:style-name="Code">Execute()</text:span>. Специальный метод <text:span text:style-name="Code">Synchronize()</text:span> позволяет выполнить код в специальной критической секции, глобальной для всех потоков Delphi, включая основной. Например, метод <text:span text:style-name="Code">Synchronize()</text:span> необходимо использовать для обращения к оконному интерфейсу из фоновых потоков.</text:p>
      <text:h text:style-name="P23" text:outline-level="1">Задание на лабораторную работу</text:h>
      <text:list xml:id="list9030262940020300904" text:style-name="WWNum1">
        <text:list-item>
          <text:h text:style-name="P50" text:outline-level="2">Подготовка к лабораторной работе</text:h>
          <text:list>
            <text:list-item>
              <text:p text:style-name="P27">Повторить лекционные материалы о процессах и потоках. Уяснить понятие процесса, потока и разницу между ними; суть задачи синхронизации потоков и способы её решения; проблему взаимоблокировки.</text:p>
            </text:list-item>
            <text:list-item>
              <text:p text:style-name="P30">Изучить теоретическое введение ЛР № 5 по сборнику ЛР (с. 35—45).</text:p>
            </text:list-item>
          </text:list>
        </text:list-item>
        <text:list-item>
          <text:h text:style-name="P50" text:outline-level="2">Выполнение лабораторной работы</text:h>
          <text:list>
            <text:list-item>
              <text:p text:style-name="P31">Использовать механизм событий для синхронизации работы процессов.</text:p>
            </text:list-item>
          </text:list>
        </text:list-item>
      </text:list>
      <text:p text:style-name="P17">Усовершенств<text:span text:style-name="T10">овать</text:span> программу для работы с проецируемыми в память <text:span text:style-name="T10">файлами:</text:span></text:p>
      <text:list xml:id="list173423597395032" text:continue-numbering="true" text:style-name="WWNum1">
        <text:list-item>
          <text:list>
            <text:list-item>
              <text:list>
                <text:list-item>
                  <text:p text:style-name="P37">Перед началом работы требуется запрашивать у пользователя имя события и либо подключаться к работе с данным событием, либо создавать его.</text:p>
                </text:list-item>
                <text:list-item>
                  <text:p text:style-name="P42">При записи данных в спроецированную область памяти следует производить оповещение о наступлении события.</text:p>
                </text:list-item>
                <text:list-item>
                  <text:p text:style-name="P37"><text:bookmark-start text:name="__RefHeading__1032_1978133723"/>К имеющимся действиям (чтение данных, запись данных, выход из программы) необходимо добавить четвертое: ожидать наступления <text:soft-page-break/>события <text:span text:style-name="T8">записи данных в спроецированную область памяти и при его наступлении печатать новые данные.</text:span><text:bookmark-end text:name="__RefHeading__1032_1978133723"/></text:p>
                </text:list-item>
              </text:list>
            </text:list-item>
          </text:list>
        </text:list-item>
      </text:list>
      <text:p text:style-name="P16"><text:span text:style-name="T9">Каждое сообщение должны получать все экземпляры программы. </text:span>Тип события и метод оповещения выберите самостоятельно.</text:p>
      <text:list xml:id="list173424449405262" text:continue-numbering="true" text:style-name="WWNum1">
        <text:list-item>
          <text:list>
            <text:list-item>
              <text:p text:style-name="P32">Применить потоки для не интерактивных действий в программе.</text:p>
              <text:list>
                <text:list-item>
                  <text:p text:style-name="P38">Усовершенствовать программу, полученную в п. <text:bookmark-ref text:reference-format="number" text:ref-name="__RefHeading__1032_1978133723">2.1.3</text:bookmark-ref>:</text:p>
                </text:list-item>
                <text:list-item>
                  <text:p text:style-name="P43">Перенести ожидание наступления события и печать новых данных в фоновый поток, а в основном продолжать цикл опроса пользователя. <text:span text:style-name="T10">После обработки события можно как завершать фоновый поток, так и снова начинать ожидание события в нем.</text:span></text:p>
                </text:list-item>
              </text:list>
            </text:list-item>
          </text:list>
        </text:list-item>
      </text:list>
      <text:p text:style-name="Note"><text:span text:style-name="T11">Указание.</text:span> Общими ресурсом у основного и фонового потока становится консоль — только один поток может корректно использовать её. Поэтому все операции печати <text:span text:style-name="T24">(не ввода) </text:span>необходимо защитить критической областью.</text:p>
      <text:list xml:id="list173423421646188" text:continue-numbering="true" text:style-name="WWNum1">
        <text:list-item>
          <text:list>
            <text:list-item>
              <text:list>
                <text:list-item>
                  <text:p text:style-name="P38">Изменить программу так, чтобы при наступлении события новые данные считывались сразу же <text:span text:style-name="T9">в фоновом потоке</text:span>, но печатались <text:span text:style-name="T9">в основном потоке в начале очередной итерации опроса пользователя.</text:span></text:p>
                </text:list-item>
              </text:list>
            </text:list-item>
          </text:list>
        </text:list-item>
      </text:list>
      <text:p text:style-name="P25"><text:span text:style-name="T11">Указание № 1.</text:span> Основной поток перед началом каждой итерации опроса должен проверять, не произошло ли с прошлой итерации событие, то есть, не требуется ли напечатать данные. Для этого в фоновом потоке после наступления события и считывания данных в некий буфер, доступный обоим потокам, можно устанавливать специальный флаг (логическую переменную). Доступ к флагу должен быть атомарным.</text:p>
      <text:p text:style-name="P25"><text:span text:style-name="T11">Указание № 2.</text:span> На самом деле, разделяемым ресурсом является и общий буфер с сообщением, и спроецированная область памяти, — доступ к ним также необходимо защитить.</text:p>
      <text:list xml:id="list173423758109106" text:continue-numbering="true" text:style-name="WWNum1">
        <text:list-item>
          <text:list>
            <text:list-item>
              <text:p text:style-name="P33">Спровоцировать и пронаблюдать проблемы, возникающие в многопоточных программах при отсутствии синхронизации потоков <text:span text:style-name="T13">или неправильном её выполнении</text:span>. </text:p>
              <text:list>
                <text:list-item>
                  <text:p text:style-name="P39">Создать программу из <text:span text:style-name="T14">пяти</text:span> потоков:</text:p>
                </text:list-item>
              </text:list>
            </text:list-item>
          </text:list>
        </text:list-item>
      </text:list>
      <text:list xml:id="list2855406194512794197" text:style-name="L5">
        <text:list-item>
          <text:p text:style-name="P34"><text:span text:style-name="T13">Основной поток запускает остальные четыре и ожидает их завершения функцией </text:span><text:a xlink:type="simple" xlink:href="http://msdn.microsoft.com/en-us/library/windows/desktop/ms687025(v=vs.85).aspx" text:style-name="Internet_20_link" text:visited-style-name="Visited_20_Internet_20_Link"><text:span text:style-name="Code"><text:span text:style-name="T13">WaitForMultipleObjects()</text:span></text:span></text:a><text:span text:style-name="T13">.</text:span></text:p>
        </text:list-item>
        <text:list-item>
          <text:p text:style-name="P35">Поток A добавляет в список S числа 1, 2, 3 и т. д.</text:p>
        </text:list-item>
        <text:list-item>
          <text:p text:style-name="P35">Поток B извлекает из списка S последний элемент, возводит его в квадрат и помещает в список <text:span text:style-name="T16">R</text:span>. Если в списке S нет элементов, поток B ожидает 1 секунду функцией <text:span text:style-name="Code">Sleep()</text:span>.</text:p>
        </text:list-item>
        <text:list-item>
          <text:p text:style-name="P36">Поток C извлекает из списка <text:span text:style-name="T15">S</text:span> последний элемент, <text:span text:style-name="T14">делит его на 3</text:span> и помещает в список <text:span text:style-name="T16">R</text:span>. Если в списке <text:span text:style-name="T15">S</text:span> нет элементов, поток C ожидает 1 секунду.</text:p>
        </text:list-item>
        <text:list-item>
          <text:p text:style-name="P35"><text:soft-page-break/>Поток <text:span text:style-name="T14">D</text:span> извлекает из списка <text:span text:style-name="T14">R</text:span> последний элемент и <text:span text:style-name="T16">печатает его на экран</text:span>. Если в списке <text:span text:style-name="T16">R</text:span> нет элементов, поток <text:span text:style-name="T14">D</text:span> <text:span text:style-name="T16">печатает сообщение об этом и </text:span>ожидает 1 секунду.</text:p>
        </text:list-item>
      </text:list>
      <text:p text:style-name="P19">Синхронизацию потоков производить на данном этапе не нужно. Запустить программу несколько раз, пронаблюдать результаты.</text:p>
      <text:p text:style-name="Note"><text:span text:style-name="T11">Примечание.</text:span> Стабильно<text:span text:style-name="T14">й</text:span> работы программы в результате не ожидается.</text:p>
      <text:list xml:id="list173425217498781" text:continue-list="list173423758109106" text:style-name="WWNum1">
        <text:list-item>
          <text:list>
            <text:list-item>
              <text:list>
                <text:list-item>
                  <text:p text:style-name="P40"><text:bookmark-start text:name="__RefHeading__1254_1978133723"/>Обеспечить синхронизацию потоков, каждое обращение к спискам S и R из любого потока выполняя в критической области (одна КО для списка S, другая — для списка <text:span text:style-name="T16">R</text:span>). Запустить программу несколько раз, пронаблюдать результаты.<text:bookmark-end text:name="__RefHeading__1254_1978133723"/></text:p>
                </text:list-item>
              </text:list>
            </text:list-item>
          </text:list>
        </text:list-item>
      </text:list>
      <text:p text:style-name="Note"><text:span text:style-name="T11">Примечание.</text:span> Ожидается, что программа будет работать стабильно, не только не завершаясь аварийно, но и не «зависая».</text:p>
      <text:list xml:id="list173424819884956" text:continue-numbering="true" text:style-name="WWNum1">
        <text:list-item>
          <text:list>
            <text:list-item>
              <text:list>
                <text:list-item>
                  <text:p text:style-name="P44"><text:bookmark-start text:name="__RefHeading__1257_1978133723"/>Спровоцировать <text:span text:style-name="T15">взаимоблокировку вследствие состязания.</text:span><text:bookmark-end text:name="__RefHeading__1257_1978133723"/></text:p>
                  <text:list>
                    <text:list-item>
                      <text:p text:style-name="P45">Изменить алгоритм потока B на следующий:</text:p>
                    </text:list-item>
                  </text:list>
                </text:list-item>
              </text:list>
            </text:list-item>
          </text:list>
        </text:list-item>
      </text:list>
      <text:list xml:id="list4882072130450011843" text:style-name="L6">
        <text:list-item>
          <text:p text:style-name="P47">вход в КО для списка S, вход в КО для списка R;</text:p>
        </text:list-item>
        <text:list-item>
          <text:p text:style-name="P48">извлечение элемента из S, вычисление, добавление элемента в список <text:span text:style-name="T16">R</text:span>;</text:p>
        </text:list-item>
        <text:list-item>
          <text:p text:style-name="P48">выход из КО для списка <text:span text:style-name="T16">R</text:span>, выход из КО для списка S.</text:p>
        </text:list-item>
      </text:list>
      <text:list xml:id="list173423696708751" text:continue-list="list173424819884956" text:style-name="WWNum1">
        <text:list-item>
          <text:list>
            <text:list-item>
              <text:list>
                <text:list-item>
                  <text:list>
                    <text:list-item>
                      <text:p text:style-name="P46">Аналогично изменить и алгоритм потока C, но порядок входа и выхода из КО сделать другим.</text:p>
                    </text:list-item>
                    <text:list-item>
                      <text:p text:style-name="P46">Запустить программу несколько раз, пронаблюдать <text:span text:style-name="T17">и объяснить видимые</text:span> результаты.</text:p>
                    </text:list-item>
                  </text:list>
                </text:list-item>
              </text:list>
            </text:list-item>
          </text:list>
        </text:list-item>
      </text:list>
      <text:p text:style-name="Note"><text:span text:style-name="T11">Указание.</text:span> В целях наглядности можно между обращениями к КО в обоих потоках вставить задержки <text:span text:style-name="T22">функцией </text:span><text:span text:style-name="Code"><text:span text:style-name="T22">Sleep()</text:span></text:span><text:span text:style-name="T22">. Так можно проверить сценарии с разным порядком входа и выхода из КО.</text:span></text:p>
      <text:p text:style-name="Note"><text:span text:style-name="T11">Примечание.</text:span> Ожидается «зависание» потоков B и С, что будет проявляться в постоянно пустом списке R.</text:p>
      <text:list xml:id="list173424872376829" text:continue-numbering="true" text:style-name="WWNum1">
        <text:list-item>
          <text:list>
            <text:list-item>
              <text:list>
                <text:list-item>
                  <text:p text:style-name="P41">Спровоцировать блокировку при неконтролируемом удержании КО.</text:p>
                </text:list-item>
              </text:list>
            </text:list-item>
          </text:list>
        </text:list-item>
      </text:list>
      <text:p text:style-name="P18">В версии программы, полученной в п. <text:bookmark-ref text:reference-format="number" text:ref-name="__RefHeading__1254_1978133723">2.3.2</text:bookmark-ref>, внести изменение в алгоритм потока B: после захвата КО для списка R с вероятностью 0,1 следует произвести выход из потока функцией <text:span text:style-name="Code">ExitThread()</text:span>. Запустить программу несколько раз, пронаблюдать и объяснить видимые результаты.</text:p>
      <text:p text:style-name="Note"><text:span text:style-name="T11">Примечание.</text:span> <text:span text:style-name="T17">Данный пункт по целям и результатам аналогичен пункту </text:span><text:span text:style-name="T17"><text:bookmark-ref text:reference-format="number" text:ref-name="__RefHeading__1257_1978133723">2.3.3</text:bookmark-ref>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Source Han Sans CN Normal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ru" fo:country="RU" style:letter-kerning="true" style:font-name-asian="Source Han Sans CN Normal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ru" fo:country="RU" style:font-name-asian="Source Han Sans CN Normal" style:font-family-asian="'Source Han Sans CN Normal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 style:master-page-name="">
      <style:paragraph-properties fo:margin-top="0in" fo:margin-bottom="0.0972in" loext:contextual-spacing="false" fo:line-height="120%" fo:text-align="justify" style:justify-single-word="false" fo:orphans="2" fo:widows="2" style:page-number="auto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ignature" style:family="paragraph" style:parent-style-name="Standard" style:class="text"/>
    <style:style style:name="Source" style:family="paragraph" style:parent-style-name="Text_20_body">
      <style:paragraph-properties fo:margin-left="0.5in" fo:margin-right="0in" fo:margin-top="0in" fo:margin-bottom="0in" loext:contextual-spacing="false" fo:text-align="start" style:justify-single-word="false" fo:text-indent="0in" style:auto-text-indent="false" fo:background-color="transparent" style:shadow="none">
        <style:tab-stops/>
        <style:background-image/>
      </style:paragraph-properties>
      <style:text-properties style:font-name="Liberation Mono" fo:font-family="'Liberation Mono'" style:font-family-generic="modern" style:font-pitch="fixed" fo:font-size="11pt" style:font-size-asian="11pt" style:font-size-complex="11pt"/>
    </style:style>
    <style:style style:name="Note" style:family="paragraph" style:parent-style-name="Text_20_body" style:default-outline-level="">
      <style:paragraph-properties fo:margin-left="1.4772in" fo:margin-right="0in" fo:text-indent="0in" style:auto-text-indent="false"/>
      <style:text-properties fo:font-size="11pt" style:font-size-asian="11pt" style:font-size-complex="11pt"/>
    </style:style>
    <style:style style:name="Footer" style:family="paragraph" style:parent-style-name="Standard" style:class="extra"/>
    <style:style style:name="Heading_20_4" style:display-name="Heading 4" style:family="paragraph" style:parent-style-name="Heading" style:class="text"/>
    <style:style style:name="Untitled1" style:family="paragraph" style:parent-style-name="Text_20_body" style:master-page-name="">
      <style:paragraph-properties fo:orphans="2" style:page-number="auto"/>
    </style:style>
    <style:style style:name="Code" style:family="text">
      <style:text-properties fo:color="#00000a" style:font-name="Liberation Mono" fo:font-family="'Liberation Mono'" style:font-family-generic="modern" style:font-pitch="fixed" fo:font-size="11pt" fo:language="ru" fo:country="RU" style:font-name-asian="Source Han Sans CN Normal" style:font-family-asian="'Source Han Sans CN Normal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1pt" style:language-complex="hi" style:country-complex="I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0.2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0.25in" fo:margin-left="0.2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margin-left="1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7:49:25</meta:creation-date>
    <dc:language>en-US</dc:language>
    <meta:print-date>2014-11-16T23:26:52</meta:print-date>
    <dc:date>2014-12-08T17:34:23.181458662</dc:date>
    <meta:editing-cycles>20</meta:editing-cycles>
    <meta:editing-duration>PT9H10M16S</meta:editing-duration>
    <meta:generator>LibreOffice/4.3.3.2$Linux_X86_64 LibreOffice_project/430m0$Build-2</meta:generator>
    <dc:creator>Dmitry Kozliuk</dc:creator>
    <meta:document-statistic meta:table-count="0" meta:image-count="0" meta:object-count="0" meta:page-count="8" meta:paragraph-count="112" meta:word-count="2479" meta:character-count="18469" meta:non-whitespace-character-count="16081"/>
  </office:meta>
</office:document-meta>
</file>